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799in" fo:text-indent="0in" style:auto-text-indent="false"/>
      <style:text-properties fo:font-weight="bold" style:font-weight-asian="bold"/>
    </style:style>
    <style:style style:name="P2" style:family="paragraph" style:parent-style-name="Standard">
      <style:paragraph-properties fo:margin-left="0in" fo:margin-right="0in" fo:margin-top="0in" fo:margin-bottom="0.078in" fo:text-indent="0in" style:auto-text-indent="false"/>
    </style:style>
    <style:style style:name="P3" style:family="paragraph" style:parent-style-name="Standard">
      <style:paragraph-properties fo:margin-left="0in" fo:margin-right="1.6492in" fo:margin-top="0in" fo:margin-bottom="0in" fo:line-height="94%" fo:text-indent="0in" style:auto-text-indent="false"/>
    </style:style>
    <style:style style:name="P4" style:family="paragraph" style:parent-style-name="Standard">
      <style:paragraph-properties fo:margin-left="0in" fo:margin-right="1.6492in" fo:margin-top="0in" fo:margin-bottom="0in" fo:line-height="94%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in" fo:margin-right="1.6492in" fo:margin-top="0in" fo:margin-bottom="0in" fo:line-height="94%" fo:text-align="center" style:justify-single-word="false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0.2189in" fo:margin-top="0in" fo:margin-bottom="0in" fo:line-height="115%" fo:text-align="justify" style:justify-single-word="false" fo:text-indent="0in" style:auto-text-indent="false"/>
      <style:text-properties fo:font-size="14pt" style:font-size-asian="14pt" style:font-size-complex="14pt"/>
    </style:style>
    <style:style style:name="P7" style:family="paragraph" style:parent-style-name="Standard" style:master-page-name="">
      <style:paragraph-properties fo:margin-left="0in" fo:margin-right="0.2189in" fo:margin-top="0in" fo:margin-bottom="0in" fo:line-height="115%" fo:text-align="justify" style:justify-single-word="false" fo:text-indent="0in" style:auto-text-indent="false" style:page-number="auto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24pt" style:font-size-asian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/text:p>
      <text:p text:style-name="P3"><text:span text:style-name="T1"><text:tab/><text:tab/><text:tab/>MEERGUL ATAMOVA</text:span><text:span text:style-name="T2"> </text:span></text:p>
      <text:p text:style-name="P5"><text:s text:c="22"/>Seymour, CT</text:p>
      <text:p text:style-name="P5"><text:s text:c="22"/>407 300 8893</text:p>
      <text:p text:style-name="P5"><text:s text:c="22"/><text:a xlink:type="simple" xlink:href="mailto:meerim.atamova@gmail.com" text:style-name="Internet_20_link" text:visited-style-name="Visited_20_Internet_20_Link">meerim.atamova@gmail.com</text:a></text:p>
      <text:p text:style-name="P5"/>
      <text:p text:style-name="P5"/>
      <text:p text:style-name="P5"/>
      <text:p text:style-name="P4"><text:s/>Dear IBM Hiring Management,</text:p>
      <text:p text:style-name="P4"/>
      <text:p text:style-name="P7"><text:tab/>I am very thrilled to know that IBM opened opportunities for entry level specialists in IT and Software Development. And I am very happy to apply for a back-end development position <text:s/>for 2021. </text:p>
      <text:p text:style-name="P6"><text:tab/>As a self-taught developer I have practical and theoretical experience in Node.js, Graph.QL and MongoDB frameworks. Along with back-end development I also learned a lot about front-end design such as HTML/CSS, JavaScript and React.js. </text:p>
      <text:p text:style-name="P6"><text:tab/>I successfully built “WeatherApp”, implementing API with Node.js and Express.js. My “ChatApp” was built by using Node.js, integrating socket.io real-time engine. </text:p>
      <text:p text:style-name="P6"><text:tab/>At this moment I am taking classes on building Task Application combining MongoDB and Node.js to better understand ResfulAPI and storing data. </text:p>
      <text:p text:style-name="P6"><text:tab/>With HTML, CSS and JavaScript I was able to build responsive and interactive applications, such as “BirthdayCountDown App”, “ToDo App”, and <text:s/>“Netflix” Streaming Service Clone.</text:p>
      <text:p text:style-name="P6"><text:tab/>You can check my work on GitHub and Heroku, where I post my work. And if you have suggestions to make the applications better, let me know. References are on my website www.meergul.com.</text:p>
      <text:p text:style-name="P6"><text:tab/>I am still in a learning process, but the idea of “practice makes perfect” <text:s/>has very strong influence in programming field. That's why I would like to get hands on experience working with IBM team. </text:p>
      <text:p text:style-name="P6"><text:tab/>Will I be a strong asset to IBM as an employee? The answer is “yes”. I came from a small country called Kyrgyzstan. I wasn't born with a silver spoon in my mouth. Everything that I have is due to hard work and determination. If my job is 40 hours per week, I will always be in a learning mode after work. Procrastination is not an excuse for someone who wants to achieve successful career. I strongly believe in criticism, and positive feedback and accept it as an effective way to a professional <text:soft-page-break/>development. </text:p>
      <text:p text:style-name="P6"><text:tab/>On a positive note, I would like to thank IBM for the given opportunity to so many people who dream of getting professional experience in an vastly integrated field as Computer Science.</text:p>
      <text:p text:style-name="P6"/>
      <text:p text:style-name="P6">Sincerely,</text:p>
      <text:p text:style-name="P6">Meergul Atamova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/></text:p>
      <text:p text:style-name="P2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  dell</meta:initial-creator>
    <meta:creation-date>2020-12-20T17:16:25.25</meta:creation-date>
    <meta:document-statistic meta:table-count="0" meta:image-count="0" meta:object-count="0" meta:page-count="2" meta:paragraph-count="19" meta:word-count="344" meta:character-count="2184"/>
    <dc:date>2020-12-20T18:32:10.36</dc:date>
    <dc:creator>user  dell</dc:creator>
    <meta:editing-duration>PT6M33S</meta:editing-duration>
    <meta:editing-cycles>1</meta:editing-cycles>
    <meta:generator>OpenOffice/4.1.7$Win32 OpenOffice.org_project/417m1$Build-9800</meta:generator>
  </office:meta>
</office:document-meta>
</file>